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73548" officeooo:paragraph-rsid="00173548"/>
    </style:style>
    <style:style style:name="P11" style:family="paragraph" style:parent-style-name="Standard">
      <style:text-properties fo:language="en" fo:country="US" officeooo:rsid="0018541f" officeooo:paragraph-rsid="0018541f"/>
    </style:style>
    <style:style style:name="P12" style:family="paragraph" style:parent-style-name="Standard">
      <style:text-properties fo:language="en" fo:country="US" officeooo:rsid="0033f447" officeooo:paragraph-rsid="0033f447"/>
    </style:style>
    <style:style style:name="P13" style:family="paragraph" style:parent-style-name="Standard" style:master-page-name="Standard">
      <style:paragraph-properties style:page-number="auto"/>
      <style:text-properties fo:language="en" fo:country="US" fo:font-weight="bold" officeooo:rsid="001b6b29" officeooo:paragraph-rsid="001b6b29" style:font-weight-asian="bold" style:font-weight-complex="bold"/>
    </style:style>
    <style:style style:name="P14" style:family="paragraph" style:parent-style-name="Standard">
      <style:text-properties fo:language="en" fo:country="US" officeooo:rsid="002e647c" officeooo:paragraph-rsid="001bab91"/>
    </style:style>
    <style:style style:name="P15" style:family="paragraph" style:parent-style-name="Standard">
      <style:text-properties fo:language="en" fo:country="US" officeooo:paragraph-rsid="003b7090"/>
    </style:style>
    <style:style style:name="P16" style:family="paragraph" style:parent-style-name="Standard">
      <style:text-properties fo:language="en" fo:country="US" officeooo:rsid="00153633" officeooo:paragraph-rsid="003b7090"/>
    </style:style>
    <style:style style:name="T1" style:family="text">
      <style:text-properties officeooo:rsid="00173548"/>
    </style:style>
    <style:style style:name="T2" style:family="text">
      <style:text-properties officeooo:rsid="0018541f"/>
    </style:style>
    <style:style style:name="T3" style:family="text">
      <style:text-properties officeooo:rsid="001b6b29"/>
    </style:style>
    <style:style style:name="T4" style:family="text">
      <style:text-properties officeooo:rsid="00254399"/>
    </style:style>
    <style:style style:name="T5" style:family="text">
      <style:text-properties officeooo:rsid="0029722d"/>
    </style:style>
    <style:style style:name="T6" style:family="text">
      <style:text-properties officeooo:rsid="002e647c"/>
    </style:style>
    <style:style style:name="T7" style:family="text">
      <style:text-properties officeooo:rsid="00302c57"/>
    </style:style>
    <style:style style:name="T8" style:family="text">
      <style:text-properties officeooo:rsid="0031ae83"/>
    </style:style>
    <style:style style:name="T9" style:family="text">
      <style:text-properties officeooo:rsid="0033f447"/>
    </style:style>
    <style:style style:name="T10" style:family="text">
      <style:text-properties officeooo:rsid="0036fad6"/>
    </style:style>
    <style:style style:name="T11" style:family="text">
      <style:text-properties officeooo:rsid="0037a382"/>
    </style:style>
    <style:style style:name="T12" style:family="text">
      <style:text-properties officeooo:rsid="003930ab"/>
    </style:style>
    <style:style style:name="T13" style:family="text">
      <style:text-properties officeooo:rsid="003a7aff"/>
    </style:style>
    <style:style style:name="T14" style:family="text">
      <style:text-properties officeooo:rsid="003b7090"/>
    </style:style>
    <style:style style:name="T15" style:family="text">
      <style:text-properties officeooo:rsid="003d3a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3">The Discrete Fourier Transform</text:span></text:p>
      <text:p text:style-name="P4">[text for <text:span text:style-name="T13">DFT-1</text:span>.odp]</text:p>
      <text:p text:style-name="P3"/>
      <text:p text:style-name="P5">Welcome <text:span text:style-name="T11">again</text:span> <text:span text:style-name="T8">to the </text:span><text:span text:style-name="T2">Audio Signal Processing for Music Applications course</text:span>!!</text:p>
      <text:p text:style-name="P1"/>
      <text:p text:style-name="P2">1.</text:p>
      <text:p text:style-name="P15"><text:span text:style-name="T14">This is the first lecture in which we really start the core topics of the course. We introduce the Discrete Fourier Transform. We will dedicate two lectures to this topics.</text:span></text:p>
      <text:p text:style-name="P16"/>
      <text:p text:style-name="P16"><text:span text:style-name="T14">2.</text:span></text:p>
      <text:p text:style-name="P16"><text:span text:style-name="T14">In this first lecture on the DFT we will first present the DFT equation and then we will discuss the two basic components of this equation, the complex exponentials and the use of the scalar product.</text:span></text:p>
      <text:p text:style-name="P14"><text:span text:style-name="T9"/></text:p>
      <text:p text:style-name="P12"/>
      <text:p text:style-name="P7">1<text:span text:style-name="T4">4</text:span>.</text:p>
      <text:p text:style-name="P8"><text:span text:style-name="T1">Most of the references </text:span><text:span text:style-name="T2">I used</text:span><text:span text:style-name="T1"> </text:span><text:span text:style-name="T15">to prepare this lecture </text:span><text:span text:style-name="T1">come</text:span><text:span text:style-name="T3"> </text:span><text:span text:style-name="T4">from </text:span><text:span text:style-name="T3">the </text:span><text:span text:style-name="T4">website of</text:span><text:span text:style-name="T3"> Julius Smith </text:span><text:span text:style-name="T6">on the Mathematics of the Discrete Fourier Transform</text:span><text:span text:style-name="T3">.</text:span></text:p>
      <text:p text:style-name="P10"/>
      <text:p text:style-name="P10"/>
      <text:p text:style-name="P11">---------------</text:p>
      <text:p text:style-name="P6"/>
      <text:p text:style-name="P9">This is all for this<text:span text:style-name="T1"> </text:span>class. We <text:span text:style-name="T1">have </text:span></text:p>
      <text:p text:style-name="P9"/>
      <text:p text:style-name="P9"/>
      <text:p text:style-name="P10">Thanks for you<text:span text:style-name="T5">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6T18:40:34</dc:date>
    <dc:creator>xavier serra</dc:creator>
    <meta:editing-duration>PT9H55M32S</meta:editing-duration>
    <meta:editing-cycles>25</meta:editing-cycles>
    <meta:generator>LibreOffice/4.0.6.2$MacOSX_x86 LibreOffice_project/2e2573268451a50806fcd60ae2d9fe01dd0ce24</meta:generator>
    <meta:document-statistic meta:table-count="0" meta:image-count="0" meta:object-count="0" meta:page-count="1" meta:paragraph-count="12" meta:word-count="125" meta:character-count="727" meta:non-whitespace-character-count="613"/>
  </office:meta>
</office:document-meta>
</file>